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ar r-main-font" svg:font-family="'var r-main-font'"/>
  </office:font-face-decls>
  <office:automatic-styles>
    <style:style style:name="Tabella1" style:family="table">
      <style:table-properties style:width="9.35cm" fo:margin-left="1.251cm" table:align="left"/>
    </style:style>
    <style:style style:name="Tabella1.A" style:family="table-column">
      <style:table-column-properties style:column-width="2.674cm"/>
    </style:style>
    <style:style style:name="Tabella1.B" style:family="table-column">
      <style:table-column-properties style:column-width="1.192cm"/>
    </style:style>
    <style:style style:name="Tabella1.C" style:family="table-column">
      <style:table-column-properties style:column-width="1.88cm"/>
    </style:style>
    <style:style style:name="Tabella1.D" style:family="table-column">
      <style:table-column-properties style:column-width="0.796cm"/>
    </style:style>
    <style:style style:name="Tabella1.E" style:family="table-column">
      <style:table-column-properties style:column-width="0.531cm"/>
    </style:style>
    <style:style style:name="Tabella1.F" style:family="table-column">
      <style:table-column-properties style:column-width="2.277cm"/>
    </style:style>
    <style:style style:name="Tabella1.A1" style:family="table-cell">
      <style:table-cell-properties style:vertical-align="middle" fo:padding="0.049cm" fo:border="none"/>
    </style:style>
    <style:style style:name="Tabella2" style:family="table">
      <style:table-properties style:width="8.37cm" fo:margin-left="1.251cm" table:align="left"/>
    </style:style>
    <style:style style:name="Tabella2.A" style:family="table-column">
      <style:table-column-properties style:column-width="1.722cm"/>
    </style:style>
    <style:style style:name="Tabella2.B" style:family="table-column">
      <style:table-column-properties style:column-width="0.954cm"/>
    </style:style>
    <style:style style:name="Tabella2.C" style:family="table-column">
      <style:table-column-properties style:column-width="2.171cm"/>
    </style:style>
    <style:style style:name="Tabella2.D" style:family="table-column">
      <style:table-column-properties style:column-width="1.827cm"/>
    </style:style>
    <style:style style:name="Tabella2.E" style:family="table-column">
      <style:table-column-properties style:column-width="1.695cm"/>
    </style:style>
    <style:style style:name="Tabella2.A1" style:family="table-cell">
      <style:table-cell-properties style:vertical-align="middle" fo:padding="0.049cm" fo:border="none"/>
    </style:style>
    <style:style style:name="Tabella3" style:family="table">
      <style:table-properties style:width="9.775cm" fo:margin-left="1.251cm" table:align="left"/>
    </style:style>
    <style:style style:name="Tabella3.A" style:family="table-column">
      <style:table-column-properties style:column-width="2.674cm"/>
    </style:style>
    <style:style style:name="Tabella3.B" style:family="table-column">
      <style:table-column-properties style:column-width="1.192cm"/>
    </style:style>
    <style:style style:name="Tabella3.C" style:family="table-column">
      <style:table-column-properties style:column-width="2.118cm"/>
    </style:style>
    <style:style style:name="Tabella3.D" style:family="table-column">
      <style:table-column-properties style:column-width="0.796cm"/>
    </style:style>
    <style:style style:name="Tabella3.E" style:family="table-column">
      <style:table-column-properties style:column-width="0.848cm"/>
    </style:style>
    <style:style style:name="Tabella3.G" style:family="table-column">
      <style:table-column-properties style:column-width="0.954cm"/>
    </style:style>
    <style:style style:name="Tabella3.A1" style:family="table-cell">
      <style:table-cell-properties style:vertical-align="middle" fo:padding="0.049cm" fo:border="none"/>
    </style:style>
    <style:style style:name="Tabella4" style:family="table">
      <style:table-properties style:width="7.706cm" fo:margin-left="1.251cm" table:align="left"/>
    </style:style>
    <style:style style:name="Tabella4.A" style:family="table-column">
      <style:table-column-properties style:column-width="2.462cm"/>
    </style:style>
    <style:style style:name="Tabella4.B" style:family="table-column">
      <style:table-column-properties style:column-width="1.483cm"/>
    </style:style>
    <style:style style:name="Tabella4.C" style:family="table-column">
      <style:table-column-properties style:column-width="1.748cm"/>
    </style:style>
    <style:style style:name="Tabella4.D" style:family="table-column">
      <style:table-column-properties style:column-width="2.013cm"/>
    </style:style>
    <style:style style:name="Tabella4.A1" style:family="table-cell">
      <style:table-cell-properties style:vertical-align="middle" fo:padding="0.049cm" fo:border="none"/>
    </style:style>
    <style:style style:name="P1" style:family="paragraph" style:parent-style-name="Heading_20_1" style:master-page-name="HTML">
      <style:paragraph-properties style:page-number="auto"/>
      <style:text-properties style:font-name="var r-main-font" fo:font-weight="normal"/>
    </style:style>
    <style:style style:name="P2" style:family="paragraph" style:parent-style-name="Heading_20_2">
      <style:text-properties style:font-name="var r-main-font" fo:font-weight="normal"/>
    </style:style>
    <style:style style:name="P3" style:family="paragraph" style:parent-style-name="Heading_20_2" style:list-style-name="L2">
      <style:text-properties style:font-name="var r-main-font" fo:font-weight="normal"/>
    </style:style>
    <style:style style:name="P4" style:family="paragraph" style:parent-style-name="Heading_20_3">
      <style:text-properties style:font-name="var r-main-font" fo:font-weight="normal"/>
    </style:style>
    <style:style style:name="P5" style:family="paragraph" style:parent-style-name="Heading_20_4" style:list-style-name="L2">
      <style:text-properties style:font-name="var r-main-font" fo:font-weight="normal"/>
    </style:style>
    <style:style style:name="P6" style:family="paragraph" style:parent-style-name="Preformatted_20_Text" style:list-style-name="L2"/>
    <style:style style:name="P7" style:family="paragraph" style:parent-style-name="Preformatted_20_Text" style:list-style-name="L2">
      <style:paragraph-properties fo:margin-top="0cm" fo:margin-bottom="0.499cm" style:contextual-spacing="false"/>
    </style:style>
    <style:style style:name="P8" style:family="paragraph" style:parent-style-name="Text_20_body">
      <style:text-properties style:font-name="var r-main-font" fo:font-weight="normal"/>
    </style:style>
    <style:style style:name="P9" style:family="paragraph" style:parent-style-name="Text_20_body" style:list-style-name="L1">
      <style:paragraph-properties fo:margin-top="0cm" fo:margin-bottom="0cm" style:contextual-spacing="false"/>
      <style:text-properties style:font-name="var r-main-font" fo:font-weight="normal"/>
    </style:style>
    <style:style style:name="P10" style:family="paragraph" style:parent-style-name="Text_20_body" style:list-style-name="L1">
      <style:text-properties style:font-name="var r-main-font" fo:font-weight="normal"/>
    </style:style>
    <style:style style:name="P11" style:family="paragraph" style:parent-style-name="Text_20_body" style:list-style-name="L2">
      <style:paragraph-properties fo:margin-top="0cm" fo:margin-bottom="0cm" style:contextual-spacing="false"/>
      <style:text-properties style:font-name="var r-main-font" fo:font-weight="normal"/>
    </style:style>
    <style:style style:name="P12" style:family="paragraph" style:parent-style-name="Text_20_body" style:list-style-name="L2">
      <style:text-properties style:font-name="var r-main-font" fo:font-weight="normal"/>
    </style:style>
    <style:style style:name="P13" style:family="paragraph" style:parent-style-name="Text_20_body" style:list-style-name="L2"/>
    <style:style style:name="P14" style:family="paragraph" style:parent-style-name="Text_20_body" style:list-style-name="L2">
      <style:paragraph-properties fo:margin-top="0cm" fo:margin-bottom="0cm" style:contextual-spacing="false"/>
    </style:style>
    <style:style style:name="T1" style:family="text">
      <style:text-properties style:font-name="var r-main-font" fo:font-weight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copri l'immagine</text:h>
      <text:h text:style-name="P4" text:outline-level="3">Un gioco in Javascript</text:h>
      <text:p text:style-name="P8">Di che tipo di gioco si tratta?</text:p>
      <text:p text:style-name="P8">C'è un'immagine nascosta da una serie di "piastrelle": ogni piastrella scompare se ci si clicca sopra rivelando parte dell'immagine. Quando l'immagine è completamente scoperta si attiva il pulsante "Successiva" per passare all'immagine successiva.</text:p>
      <text:p text:style-name="Text_20_body"><draw:frame draw:style-name="fr2" draw:name="Immagine1" text:anchor-type="as-char" svg:width="16.986cm" svg:height="13.335cm" draw:z-index="0"><draw:image xlink:href="../immagini/gioco.png" xlink:type="simple" xlink:show="embed" xlink:actuate="onLoad" draw:mime-type="image/png"/></draw:frame><text:s/></text:p>
      <text:h text:style-name="P2" text:outline-level="2">Sì, ma... cos'è "Javascript"?</text:h>
      <text:p text:style-name="P8">Javascript è l'unico linguaggio di programmazione che i browser capiscono e viene utilizzato per far fare qualcosa alle pagine web.</text:p>
      <text:p text:style-name="P8">Quindi le componenti che si usano per creare un sito sono: </text:p>
      <text:list xml:id="list1751664824" text:style-name="L1">
        <text:list-item>
          <text:p text:style-name="P9">HTML: per definire la struttura del sito e i suoi contenuti; </text:p>
        </text:list-item>
        <text:list-item>
          <text:p text:style-name="P9">CSS: per dare uno stile al sito (colori, caratteri, ecc.); </text:p>
        </text:list-item>
        <text:list-item>
          <text:p text:style-name="P10">Javascript: per far eseguire delle azioni quando cliccate su un pulsante, ecc. </text:p>
        </text:list-item>
      </text:list>
      <text:p text:style-name="P8">In questo tutorial le useremo tutte e tre: </text:p>
      <text:list xml:id="list3905515678" text:style-name="L2">
        <text:list-item>
          <text:p text:style-name="P11">HTML: per mostrare la pagina con l'immagine e definire dove devono comparire le "piastrelle" che nascondono l'immagine; </text:p>
        </text:list-item>
        <text:list-item>
          <text:p text:style-name="P11">CSS: per dare un po' di colore alla pagina, ma per questo molto viene lasciato alla vostra fantasia; </text:p>
        </text:list-item>
        <text:list-item>
          <text:p text:style-name="P12"><text:soft-page-break/>Javascript: per scoprire parte dell'immagine quando si clicca su una "piastrella". </text:p>
          <text:list>
            <text:list-header>
              <text:h text:style-name="P3" text:outline-level="2">Iniziamo...</text:h>
              <text:h text:style-name="P3" text:outline-level="2">HTML</text:h>
            </text:list-header>
          </text:list>
          <text:p text:style-name="P12">Creiamo la pagina con l'immagine e la griglia delle piastrelle</text:p>
          <text:p text:style-name="P11">La pagina è composta da tre righe: </text:p>
          <text:list text:continue-numbering="true">
            <text:list-item>
              <text:p text:style-name="P11">titolo </text:p>
            </text:list-item>
            <text:list-item>
              <text:p text:style-name="P11">immagine </text:p>
            </text:list-item>
            <text:list-item>
              <text:p text:style-name="P12">pulsante "Successiva" </text:p>
            </text:list-item>
          </text:list>
          <text:p text:style-name="P12">Per comporla utilizziamo gli strumenti che ci mette a disposizione Bootstrap, ma non è obbligatorio. Li utilizziamo perché potrebbero tornarci comodi se vorremo abbellire il gioco in seguito.</text:p>
          <text:p text:style-name="P12">Qui trovi la pagina vuota HTML standard con l'intestazione per Bootstrap e il container pronto all'uso.</text:p>
          <text:p text:style-name="P6"/>
          <text:p text:style-name="P6"><text:span text:style-name="Source_20_Text"><text:span text:style-name="T1">&lt;html&gt;</text:span></text:span></text:p>
          <text:p text:style-name="P6"><text:span text:style-name="Source_20_Text"><text:s text:c="8"/></text:span><text:span text:style-name="Source_20_Text"><text:span text:style-name="T1">&lt;head&gt;</text:span></text:span></text:p>
          <text:p text:style-name="P6"><text:span text:style-name="Source_20_Text"><text:s text:c="16"/></text:span><text:span text:style-name="Source_20_Text"><text:span text:style-name="T1">&lt;meta charset="utf-8"&gt;</text:span></text:span></text:p>
          <text:p text:style-name="P6"><text:span text:style-name="Source_20_Text"><text:s text:c="16"/></text:span><text:span text:style-name="Source_20_Text"><text:span text:style-name="T1">&lt;title&gt;Scopri l'immagine&lt;/title&gt;</text:span></text:span></text:p>
          <text:p text:style-name="P6"><text:span text:style-name="Source_20_Text"><text:s text:c="16"/></text:span><text:span text:style-name="Source_20_Text"><text:span text:style-name="T1">&lt;meta name="viewport" content="width=device-width, initial-scale=1"&gt;</text:span></text:span></text:p>
          <text:p text:style-name="P6"><text:span text:style-name="Source_20_Text"><text:s text:c="16"/></text:span><text:span text:style-name="Source_20_Text"><text:span text:style-name="T1">&lt;link rel="stylesheet" type="text/css" href="./bootstrap/css/bootstrap.min.css"&gt;</text:span></text:span></text:p>
          <text:p text:style-name="P6"><text:span text:style-name="Source_20_Text"><text:s text:c="8"/></text:span><text:span text:style-name="Source_20_Text"><text:span text:style-name="T1">&lt;/head&gt;</text:span></text:span></text:p>
          <text:p text:style-name="P6"><text:span text:style-name="Source_20_Text"><text:s text:c="8"/></text:span><text:span text:style-name="Source_20_Text"><text:span text:style-name="T1">&lt;body&gt;</text:span></text:span></text:p>
          <text:p text:style-name="P6"><text:span text:style-name="Source_20_Text"><text:s text:c="16"/></text:span><text:span text:style-name="Source_20_Text"><text:span text:style-name="T1">&lt;div class="container"&gt;</text:span></text:span></text:p>
          <text:p text:style-name="P6"/>
          <text:p text:style-name="P6"><text:span text:style-name="Source_20_Text"><text:s text:c="16"/></text:span><text:span text:style-name="Source_20_Text"><text:span text:style-name="T1">&lt;/div&gt;</text:span></text:span></text:p>
          <text:p text:style-name="P6"><text:span text:style-name="Source_20_Text"><text:s text:c="16"/></text:span><text:span text:style-name="Source_20_Text"><text:span text:style-name="T1">&lt;!-- fine container --&gt;</text:span></text:span></text:p>
          <text:p text:style-name="P6"/>
          <text:p text:style-name="P6"><text:span text:style-name="Source_20_Text"><text:s text:c="16"/></text:span><text:span text:style-name="Source_20_Text"><text:span text:style-name="T1">&lt;script src="./bootstrap/js/jquery-1.12.1.min.js"&gt;&lt;/script&gt;</text:span></text:span></text:p>
          <text:p text:style-name="P6"><text:span text:style-name="Source_20_Text"><text:s text:c="16"/></text:span><text:span text:style-name="Source_20_Text"><text:span text:style-name="T1">&lt;script src="./bootstrap/js/bootstrap.min.js"&gt;&lt;/script&gt;</text:span></text:span></text:p>
          <text:p text:style-name="P6"><text:span text:style-name="Source_20_Text"><text:s text:c="8"/></text:span><text:span text:style-name="Source_20_Text"><text:span text:style-name="T1">&lt;/body&gt;</text:span></text:span></text:p>
          <text:p text:style-name="P7"><text:span text:style-name="Source_20_Text"><text:span text:style-name="T1">&lt;/html&gt;</text:span></text:span></text:p>
          <text:p text:style-name="P12">Crea un file "scopri_immagine.html" e copia l'HTML qui sopra. </text:p>
          <text:p text:style-name="P12">Nel container devi inserire una prima riga con il titolo del gioco. Ti ricordi come si fa ad aggiungere una riga con Bootstrap?</text:p>
          <text:p text:style-name="P13"><text:span text:style-name="T1">Una riga è un </text:span><text:span text:style-name="Source_20_Text"><text:span text:style-name="T1">&lt;div&gt;</text:span></text:span><text:span text:style-name="T1"> con </text:span><text:span text:style-name="Source_20_Text"><text:span text:style-name="T1">class="row"</text:span></text:span><text:span text:style-name="T1">, così:</text:span></text:p>
          <text:p text:style-name="P6"/>
          <text:p text:style-name="P6"><text:span text:style-name="Source_20_Text"><text:span text:style-name="T1">&lt;div class="row"&gt;</text:span></text:span></text:p>
          <text:p text:style-name="P7"><text:span text:style-name="Source_20_Text"><text:span text:style-name="T1">&lt;/div&gt;</text:span></text:span></text:p>
          <text:p text:style-name="P13"><text:span text:style-name="T1">All'interno devi mettere il </text:span><text:span text:style-name="Source_20_Text"><text:span text:style-name="T1">&lt;div&gt;</text:span></text:span><text:span text:style-name="T1"> che definisce le colonne: per questo gioco mettiamo sempre un'unica colonna larga tutto lo schermo, cioè che occupa tutte le 12 colonne di Bootstrap:</text:span></text:p>
          <text:p text:style-name="P6"/>
          <text:p text:style-name="P6"><text:span text:style-name="Source_20_Text"><text:span text:style-name="T1">&lt;div class="col-md-12"&gt;</text:span></text:span></text:p>
          <text:p text:style-name="P7"><text:span text:style-name="Source_20_Text"><text:span text:style-name="T1">&lt;/div&gt;</text:span></text:span></text:p>
          <text:p text:style-name="P12"><text:soft-page-break/>Infine, dentro la nostra colonna puoi scrivere il titolo del gioco.</text:p>
          <text:p text:style-name="P13"><text:span text:style-name="T1">Come seconda riga dobbiamo inserire la griglia che conterrà l'immagine e le 16 piastrelle che la nascondono. Per fare una griglia in HTML si usa una tabella: l'elemento </text:span><text:span text:style-name="Source_20_Text"><text:span text:style-name="T1">&lt;table&gt;</text:span></text:span><text:span text:style-name="T1"> serve per creare tabelle rettangolari che assomigliano ai fogli di calcolo in Excel (oppure OpenOffice, ecc.).</text:span></text:p>
          <text:p text:style-name="P13"><text:span text:style-name="T1">Una riga della tabella si inserisce con l'elemento </text:span><text:span text:style-name="Source_20_Text"><text:span text:style-name="T1">&lt;tr&gt;</text:span></text:span><text:span text:style-name="T1">.</text:span></text:p>
          <text:p text:style-name="P13"><text:span text:style-name="T1">Una cella della tabella si inserisce con l'elemento </text:span><text:span text:style-name="Source_20_Text"><text:span text:style-name="T1">&lt;td&gt;</text:span></text:span><text:span text:style-name="T1">. </text:span></text:p>
          <text:p text:style-name="P12">Esempio di tabella con tre righe e due celle per riga:</text:p>
          <text:p text:style-name="P6"/>
          <text:p text:style-name="P6"><text:span text:style-name="Source_20_Text"><text:span text:style-name="T1">&lt;table&gt;</text:span></text:span></text:p>
          <text:p text:style-name="P6"><text:span text:style-name="Source_20_Text"><text:s text:c="8"/></text:span><text:span text:style-name="Source_20_Text"><text:span text:style-name="T1">&lt;tr&gt;</text:span></text:span></text:p>
          <text:p text:style-name="P6"><text:span text:style-name="Source_20_Text"><text:s text:c="16"/></text:span><text:span text:style-name="Source_20_Text"><text:span text:style-name="T1">&lt;td&gt;Riga 1 Cella 1&lt;/td&gt;</text:span></text:span></text:p>
          <text:p text:style-name="P6"><text:span text:style-name="Source_20_Text"><text:s text:c="16"/></text:span><text:span text:style-name="Source_20_Text"><text:span text:style-name="T1">&lt;td&gt;Riga 1 Cella 2&lt;/td&gt;</text:span></text:span></text:p>
          <text:p text:style-name="P6"><text:span text:style-name="Source_20_Text"><text:s text:c="8"/></text:span><text:span text:style-name="Source_20_Text"><text:span text:style-name="T1">&lt;/tr&gt;</text:span></text:span></text:p>
          <text:p text:style-name="P6"><text:span text:style-name="Source_20_Text"><text:s text:c="8"/></text:span><text:span text:style-name="Source_20_Text"><text:span text:style-name="T1">&lt;tr&gt;</text:span></text:span></text:p>
          <text:p text:style-name="P6"><text:span text:style-name="Source_20_Text"><text:s text:c="16"/></text:span><text:span text:style-name="Source_20_Text"><text:span text:style-name="T1">&lt;td&gt;Riga 2 Cella 1&lt;/td&gt;</text:span></text:span></text:p>
          <text:p text:style-name="P6"><text:span text:style-name="Source_20_Text"><text:s text:c="16"/></text:span><text:span text:style-name="Source_20_Text"><text:span text:style-name="T1">&lt;td&gt;Riga 2 Cella 2&lt;/td&gt;</text:span></text:span></text:p>
          <text:p text:style-name="P6"><text:span text:style-name="Source_20_Text"><text:s text:c="8"/></text:span><text:span text:style-name="Source_20_Text"><text:span text:style-name="T1">&lt;/tr&gt;</text:span></text:span></text:p>
          <text:p text:style-name="P6"><text:span text:style-name="Source_20_Text"><text:s text:c="8"/></text:span><text:span text:style-name="Source_20_Text"><text:span text:style-name="T1">&lt;tr&gt;</text:span></text:span></text:p>
          <text:p text:style-name="P6"><text:span text:style-name="Source_20_Text"><text:s text:c="16"/></text:span><text:span text:style-name="Source_20_Text"><text:span text:style-name="T1">&lt;td&gt;&lt;/td&gt;</text:span></text:span></text:p>
          <text:p text:style-name="P6"><text:span text:style-name="Source_20_Text"><text:s text:c="16"/></text:span><text:span text:style-name="Source_20_Text"><text:span text:style-name="T1">&lt;td&gt;&lt;/td&gt;</text:span></text:span></text:p>
          <text:p text:style-name="P6"><text:span text:style-name="Source_20_Text"><text:s text:c="8"/></text:span><text:span text:style-name="Source_20_Text"><text:span text:style-name="T1">&lt;/tr&gt;</text:span></text:span></text:p>
          <text:p text:style-name="P7"><text:span text:style-name="Source_20_Text"><text:span text:style-name="T1">&lt;/table&gt;</text:span></text:span></text:p>
          <text:p text:style-name="P12">Le celle della terza riga, per esempio, sono vuote.</text:p>
          <text:p text:style-name="P13"><text:span text:style-name="T1">Abbiamo scritto gli elementi </text:span><text:span text:style-name="Source_20_Text"><text:span text:style-name="T1">&lt;td&gt;</text:span></text:span><text:span text:style-name="T1"> uno sotto l'altro per comodità, ma il browser li visualizzerà sulla stessa riga.</text:span></text:p>
          <text:p text:style-name="P12">Tu devi inserire una tabella di 16 righe e 16 colonne con tutte le celle vuote, quindi rimboccati le maniche e procedi! In realtà dopo aver scritto la prima riga puoi usare il copia &amp; incolla per le successive.</text:p>
          <text:p text:style-name="P12">Ricordati di creare una riga e la singola colonna per Bootstrap come abbiamo fatto prima per il titolo perché altrimenti la tabella non sarà impaginata correttamente.</text:p>
          <text:p text:style-name="P12">Fatto?</text:p>
          <text:p text:style-name="P12">Cosa vedi nel browser?</text:p>
          <text:p text:style-name="P12">Niente?</text:p>
          <text:p text:style-name="P12">Perfetto! La tabella c'è ma non ha bordi ed è completamente vuota, quindi è invisibile.</text:p>
          <text:p text:style-name="P12">In realtà per completarla ci mancano due cose: il CSS per impostare la dimensione e il Javascript per riempirla, ma vedremo tutto nelle prossime sezioni.</text:p>
          <text:p text:style-name="P12">Abbiamo quasi finito: la terza riga contiene solo il pulsante "Successiva" che servirà per spostarsi all'immagine successiva.</text:p>
          <text:p text:style-name="P12">Quindi crea la solita coppia riga + colonna di Bootstrap e all'interno aggiungi il pulsante:</text:p>
          <text:p text:style-name="P6"><text:soft-page-break/></text:p>
          <text:p text:style-name="P7"><text:span text:style-name="Source_20_Text"><text:span text:style-name="T1">&lt;button id="successiva" class="btn btn-primary" disabled&gt;Successiva&lt;/button&gt;</text:span></text:span></text:p>
          <text:p text:style-name="P12">Nota bene: il pulsante ha un identificativo (una specie di nome) contenuto nell'attributo "id" e compare già disabilitato (ha l'attributo "disabled") in modo che non sia cliccabile.</text:p>
          <text:list text:continue-numbering="true">
            <text:list-header>
              <text:h text:style-name="P3" text:outline-level="2">CSS</text:h>
            </text:list-header>
          </text:list>
          <text:p text:style-name="P12">Aggiungiamo un po' di stile</text:p>
          <text:p text:style-name="P12">Crea un file "scopri_immagine.css" e nel file "scopri_immagine.html" crea un link per collegarlo.</text:p>
          <text:p text:style-name="P13"><text:span text:style-name="T1">Suggerimento se non ti ricordi la sintassi: copia il </text:span><text:span text:style-name="Source_20_Text"><text:span text:style-name="T1">&lt;link&gt;</text:span></text:span><text:span text:style-name="T1"> che compare nella </text:span><text:span text:style-name="Source_20_Text"><text:span text:style-name="T1">&lt;head&gt;</text:span></text:span><text:span text:style-name="T1"> e che punta verso il CSS di Bootstrap e poi cambia il nome file dentro l'attributo </text:span><text:span text:style-name="Source_20_Text"><text:span text:style-name="T1">href</text:span></text:span><text:span text:style-name="T1">.</text:span></text:p>
          <text:p text:style-name="P13"><text:span text:style-name="T1">Le uniche proprietà che dobbiamo impostare sono quelle della tabella, quindi nel file CSS che hai appena creato aggiungi un selettore </text:span><text:span text:style-name="Source_20_Text"><text:span text:style-name="T1">table</text:span></text:span><text:span text:style-name="T1"> e inserisci le seguenti linee:</text:span></text:p>
          <text:p text:style-name="P6"/>
          <text:p text:style-name="P6"><text:span text:style-name="Source_20_Text"><text:span text:style-name="T1">width: 600px;</text:span></text:span></text:p>
          <text:p text:style-name="P6"><text:span text:style-name="Source_20_Text"><text:span text:style-name="T1">height: 337px;</text:span></text:span></text:p>
          <text:p text:style-name="P6"><text:span text:style-name="Source_20_Text"><text:span text:style-name="T1">border-spacing: 2px;</text:span></text:span></text:p>
          <text:p text:style-name="P7"><text:span text:style-name="Source_20_Text"><text:span text:style-name="T1">border-collapse: separate;</text:span></text:span></text:p>
          <text:p text:style-name="P12">Le proprietà "width" e "height" impostano la larghezza e l'altezza della tabella, mentre le proprietà "border" servono per spaziare un po' le celle tra di loro in modo che si veda la separazione tra le piastrelle.</text:p>
          <text:list text:continue-numbering="true">
            <text:list-header>
              <text:h text:style-name="P3" text:outline-level="2">Javascript</text:h>
            </text:list-header>
          </text:list>
          <text:p text:style-name="P12">Animiamo il nostro gioco</text:p>
          <text:p text:style-name="P12">Per chi è abituato a Scratch, Javascript è un "vero" linguaggio di programmazione, quindi la prima cosa che si nota è che è necessario scrivere tutte le istruzioni a mano: non esistono blocchi da spostare con le istruzioni già pronte e qualche casella da riempire.</text:p>
          <text:p text:style-name="P12">Tuttavia ci sono molte somiglianze e nel seguito verranno evidenziate mettendo a confronto il codice Javascript con l'analogo Scratch (dove possibile).</text:p>
          <text:p text:style-name="P13"><text:span text:style-name="T1">Crea un file "scopri_immagine.js" in cui andrai a scrivere il codice Javascript e collegalo nel file "scopri_immagine.html". Per collegarlo devi creare un elemento </text:span><text:span text:style-name="Source_20_Text"><text:span text:style-name="T1">&lt;script&gt;</text:span></text:span><text:span text:style-name="T1"> in fondo al </text:span><text:span text:style-name="Source_20_Text"><text:span text:style-name="T1">&lt;body&gt;</text:span></text:span><text:span text:style-name="T1">, dopo gli elementi </text:span><text:span text:style-name="Source_20_Text"><text:span text:style-name="T1">&lt;script&gt;</text:span></text:span><text:span text:style-name="T1"> di Bootstrap:</text:span></text:p>
          <text:p text:style-name="P6"/>
          <text:p text:style-name="P7"><text:span text:style-name="Source_20_Text"><text:span text:style-name="T1">&lt;script src="./scopri_immagine.js"&gt;&lt;/script&gt;</text:span></text:span></text:p>
          <text:p text:style-name="P12">In questo modo dici al browser di caricare il programma Javascript che hai scritto in quel file.</text:p>
          <text:list text:continue-numbering="true">
            <text:list-header>
              <text:h text:style-name="P3" text:outline-level="2"><text:soft-page-break/>Inizio del programma</text:h>
            </text:list-header>
          </text:list>
          <text:p text:style-name="P12">La prima cosa che il nostro programma deve fare è caricare la prima immagine e visualizzare le 16 piastrelle sopra l'immagine per nasconderla.</text:p>
          <text:p text:style-name="P12">Nel file "scopri_immagine.js" scrivi una funzione fatta così:</text:p>
          <text:p text:style-name="P6"/>
          <text:p text:style-name="P6"><text:span text:style-name="Source_20_Text"><text:span text:style-name="T1">function inizializza () {</text:span></text:span></text:p>
          <text:p text:style-name="P6"><text:span text:style-name="Source_20_Text"><text:s text:c="2"/></text:span><text:span text:style-name="Source_20_Text"><text:span text:style-name="T1">numero_immagine = 0;</text:span></text:span></text:p>
          <text:p text:style-name="P6"><text:span text:style-name="Source_20_Text"><text:s text:c="2"/></text:span><text:span text:style-name="Source_20_Text"><text:span text:style-name="T1">imposta_immagine ( numero_immagine );</text:span></text:span></text:p>
          <text:p text:style-name="P6"><text:span text:style-name="Source_20_Text"><text:s text:c="2"/></text:span><text:span text:style-name="Source_20_Text"><text:span text:style-name="T1">metti_piastrelle ();</text:span></text:span></text:p>
          <text:p text:style-name="P7"><text:span text:style-name="Source_20_Text"><text:span text:style-name="T1">}</text:span></text:span></text:p>
          <text:p text:style-name="P12">Una "funzione" è un blocco di istruzioni che possono essere chiamate tutte assieme. La nostra funzione:</text:p>
          <text:list text:continue-numbering="true">
            <text:list-item>
              <text:p text:style-name="P11">imposta la variabile "numero_immagine" a 0; </text:p>
            </text:list-item>
            <text:list-item>
              <text:p text:style-name="P11">chiama l'altra funzione "imposta_immagine" passandogli il valore di "numero_immagine"; </text:p>
            </text:list-item>
            <text:list-item>
              <text:p text:style-name="P12">chiama l'altra funzione "metti_piastrelle". </text:p>
            </text:list-item>
          </text:list>
          <text:p text:style-name="P12">In Scratch avrebbe questo aspetto:</text:p>
          <text:p text:style-name="P13"><draw:frame draw:style-name="fr1" draw:name="Immagine2" text:anchor-type="as-char" svg:width="17.371cm" svg:height="4.276cm" draw:z-index="1"><draw:image xlink:href="../immagini/02_inizializza.png" xlink:type="simple" xlink:show="embed" xlink:actuate="onLoad" draw:mime-type="image/png"/></draw:frame></text:p>
          <text:p text:style-name="P12">La parte in blu è un commento: il browser non lo vede e serve solo per spiegare cosa fa la funzione.</text:p>
          <text:p text:style-name="P12">Differenze:</text:p>
          <text:list text:continue-numbering="true">
            <text:list-item>
              <text:p text:style-name="P11">"function" in Scratch si chiama "definisci"; </text:p>
            </text:list-item>
            <text:list-item>
              <text:p text:style-name="P11">il nome di una fuzione è sempre seguito dalle parentesi tonde, sia quando viene definita, sia quando viene chiamata; </text:p>
            </text:list-item>
            <text:list-item>
              <text:p text:style-name="P11">al posto di "porta" si usa "=" per impostare il valore di una variabile; </text:p>
            </text:list-item>
            <text:list-item>
              <text:p text:style-name="P12">ogni istruzione in Javascript deve essere terminata da un ";" perché, come in HTML, gli a-capo non contano. </text:p>
            </text:list-item>
          </text:list>
          <text:p text:style-name="P12">A questo punto, però, ci mancano molti pezzi per far funzionare la nostra funzione (scusate il gioco di parole).</text:p>
          <text:p text:style-name="P12">Prova a indovinare cosa prima di passare alla slide successiva.</text:p>
          <text:p text:style-name="P12">Vediamo se hai indovinato:</text:p>
          <text:list text:continue-numbering="true">
            <text:list-item>
              <text:p text:style-name="P11">la variabile "numero_immagine" non è stata definita; </text:p>
            </text:list-item>
            <text:list-item>
              <text:p text:style-name="P11">la funzione "imposta_immagine" non è stata definita: cosa fa? </text:p>
            </text:list-item>
            <text:list-item>
              <text:p text:style-name="P11">la funzione "metti_piastrelle" non è stata definita: cosa fa? </text:p>
            </text:list-item>
            <text:list-item>
              <text:p text:style-name="P12"><text:soft-page-break/>dove viene chiamata la nostra funzione "inizializza"? Se non la chiama nessuno lei sta lì e non fa niente. </text:p>
            </text:list-item>
          </text:list>
          <text:p text:style-name="P12">Ricordati che a un computer dobbiamo dire tutto.</text:p>
          <text:p text:style-name="P12">Definiamo prima di tutto le variabili che ci serviranno nel programma. Scrivile in cima al file, sopra la funzione "inizializza".</text:p>
          <text:p text:style-name="P6"/>
          <text:p text:style-name="P6"><text:span text:style-name="Source_20_Text"><text:span text:style-name="T1">// numero di piastrelle visibili</text:span></text:span></text:p>
          <text:p text:style-name="P6"><text:span text:style-name="Source_20_Text"><text:span text:style-name="T1">var piastrelle = 16;</text:span></text:span></text:p>
          <text:p text:style-name="P6"><text:span text:style-name="Source_20_Text"><text:span text:style-name="T1">// numero dell'immagine visualizzata</text:span></text:span></text:p>
          <text:p text:style-name="P7"><text:span text:style-name="Source_20_Text"><text:span text:style-name="T1">var numero_immagine = 0;</text:span></text:span></text:p>
          <text:p text:style-name="P12">Le righe che iniziano con "//" sono dei commenti, puoi evitare di scriverle se vuoi.</text:p>
          <text:p text:style-name="P12">In Scratch avrebbe questo aspetto:</text:p>
          <text:p text:style-name="P13"><draw:frame draw:style-name="fr2" draw:name="Immagine3" text:anchor-type="as-char" svg:width="14.843cm" svg:height="3.096cm" draw:z-index="2"><draw:image xlink:href="../immagini/01_inizio_programma.png" xlink:type="simple" xlink:show="embed" xlink:actuate="onLoad" draw:mime-type="image/png"/></draw:frame></text:p>
          <text:p text:style-name="P12">In Javascript quando si definisce una variabile per la prima volta occorre usare la parola chiave "var".</text:p>
          <text:list text:continue-numbering="true">
            <text:list-header>
              <text:h text:style-name="P3" text:outline-level="2">Imposta immagine</text:h>
            </text:list-header>
          </text:list>
          <text:p text:style-name="P12">Questa è la funzione che cambia l'immagine di sfondo della tabella</text:p>
          <text:p text:style-name="P12">La funzione da aggiungere al nostro file è la seguente:</text:p>
          <text:p text:style-name="P6"/>
          <text:p text:style-name="P6"><text:span text:style-name="Source_20_Text"><text:span text:style-name="T1">function imposta_immagine ( num ) {</text:span></text:span></text:p>
          <text:p text:style-name="P6"><text:span text:style-name="Source_20_Text"><text:s text:c="2"/></text:span><text:span text:style-name="Source_20_Text"><text:span text:style-name="T1">var imm = document.getElementById ( "immagine" );</text:span></text:span></text:p>
          <text:p text:style-name="P6"><text:span text:style-name="Source_20_Text"><text:s text:c="2"/></text:span><text:span text:style-name="Source_20_Text"><text:span text:style-name="T1">if ( num == 0 )</text:span></text:span></text:p>
          <text:p text:style-name="P6"><text:span text:style-name="Source_20_Text"><text:s text:c="4"/></text:span><text:span text:style-name="Source_20_Text"><text:span text:style-name="T1">imm.style.backgroundImage = "url( 'immagini/img1.jpg' )";</text:span></text:span></text:p>
          <text:p text:style-name="P6"><text:span text:style-name="Source_20_Text"><text:s text:c="2"/></text:span><text:span text:style-name="Source_20_Text"><text:span text:style-name="T1">else if ( num == 1 )</text:span></text:span></text:p>
          <text:p text:style-name="P6"><text:span text:style-name="Source_20_Text"><text:s text:c="4"/></text:span><text:span text:style-name="Source_20_Text"><text:span text:style-name="T1">imm.style.backgroundImage = "url( 'immagini/img2.jpg' )";</text:span></text:span></text:p>
          <text:p text:style-name="P6"><text:span text:style-name="Source_20_Text"><text:s text:c="2"/></text:span><text:span text:style-name="Source_20_Text"><text:span text:style-name="T1">else if ( num == 2 )</text:span></text:span></text:p>
          <text:p text:style-name="P6"><text:span text:style-name="Source_20_Text"><text:s text:c="4"/></text:span><text:span text:style-name="Source_20_Text"><text:span text:style-name="T1">imm.style.backgroundImage = "url( 'immagini/img3.jpg' )";</text:span></text:span></text:p>
          <text:p text:style-name="P7"><text:span text:style-name="Source_20_Text"><text:span text:style-name="T1">}</text:span></text:span></text:p>
          <text:p text:style-name="P12">Diamo subito un'occhiata a come apparirebbe in Scratch:</text:p>
          <text:p text:style-name="P13"><text:soft-page-break/><draw:frame draw:style-name="fr1" draw:name="Immagine4" text:anchor-type="as-char" svg:width="17.466cm" svg:height="6.837cm" draw:z-index="3"><draw:image xlink:href="../immagini/04_imposta_immagine.png" xlink:type="simple" xlink:show="embed" xlink:actuate="onLoad" draw:mime-type="image/png"/></draw:frame></text:p>
          <text:p text:style-name="P12">Come vedi si assomigliano moltissimo, con le dovute differenze:</text:p>
          <text:list text:continue-numbering="true">
            <text:list-item>
              <text:p text:style-name="P11">le istruzioni in Javascript sono in inglese: "se" diventa "if", "altrimenti" diventa "else", "altrimenti... se" si può scrivere come una sola istruzione "else if"; </text:p>
            </text:list-item>
            <text:list-item>
              <text:p text:style-name="P11">ci vogliono le parentesi attorno alla condizione dell'"if" (quella che in Scratch è verde); </text:p>
            </text:list-item>
            <text:list-item>
              <text:p text:style-name="P12">il controllo se "num" è uguale a 0, per esempio, è reso in modo strano con due caratteri di uguale "==" (se sei curioso fatti spiegare da un mentor perché). </text:p>
            </text:list-item>
          </text:list>
          <text:p text:style-name="P12">L'unica riga completamente nuova è la prima:</text:p>
          <text:p text:style-name="P6"/>
          <text:p text:style-name="P7"><text:span text:style-name="Source_20_Text"><text:span text:style-name="T1">var imm = document.getElementById ( "immagine" );</text:span></text:span></text:p>
          <text:p text:style-name="P12">Se leggi bene, il nome della funzione chiamata ti dà qualche indizio:</text:p>
        </text:list-item>
      </text:list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row>
          <table:table-cell table:style-name="Tabella1.A1" office:value-type="string">
            <text:p text:style-name="Table_20_Contents">document</text:p>
          </table:table-cell>
          <table:table-cell table:style-name="Tabella1.A1" office:value-type="string">
            <text:p text:style-name="Table_20_Contents">get</text:p>
          </table:table-cell>
          <table:table-cell table:style-name="Tabella1.A1" office:value-type="string">
            <text:p text:style-name="Table_20_Contents">Element</text:p>
          </table:table-cell>
          <table:table-cell table:style-name="Tabella1.A1" office:value-type="string">
            <text:p text:style-name="Table_20_Contents">By</text:p>
          </table:table-cell>
          <table:table-cell table:style-name="Tabella1.A1" office:value-type="string">
            <text:p text:style-name="Table_20_Contents">Id</text:p>
          </table:table-cell>
          <table:table-cell table:style-name="Tabella1.A1" office:value-type="string">
            <text:p text:style-name="Table_20_Contents">"immagine"</text:p>
          </table:table-cell>
        </table:table-row>
        <table:table-row>
          <table:table-cell table:style-name="Tabella1.A1" office:value-type="string">
            <text:p text:style-name="Table_20_Contents">dal documento</text:p>
          </table:table-cell>
          <table:table-cell table:style-name="Tabella1.A1" office:value-type="string">
            <text:p text:style-name="Table_20_Contents">ricava</text:p>
          </table:table-cell>
          <table:table-cell table:style-name="Tabella1.A1" office:value-type="string">
            <text:p text:style-name="Table_20_Contents">l'elemento</text:p>
          </table:table-cell>
          <table:table-cell table:style-name="Tabella1.A1" office:value-type="string">
            <text:p text:style-name="Table_20_Contents">con</text:p>
          </table:table-cell>
          <table:table-cell table:style-name="Tabella1.A1" office:value-type="string">
            <text:p text:style-name="Table_20_Contents">id</text:p>
          </table:table-cell>
          <table:table-cell table:style-name="Tabella1.A1" office:value-type="string">
            <text:p text:style-name="Table_20_Contents">"immagine"</text:p>
          </table:table-cell>
        </table:table-row>
      </table:table>
      <text:list xml:id="list183257989370922" text:continue-numbering="true" text:style-name="L2">
        <text:list-header>
          <text:p text:style-name="P12">Quindi stiamo chiedendo al browser di prendere l'elemento nel nostro HTML che ha l'attributo "id" uguale a "immagine" e di metterlo nella nuova (c'è "var" davanti) variabile "imm" perché ci servirà dopo.</text:p>
          <text:p text:style-name="P13"><text:span text:style-name="T1">Ma noi non abbiamo un elemento con id "immagine"! Apriamo il file HTML e aggiungiamo l'attributo id="immagine" all'elemento </text:span><text:span text:style-name="Source_20_Text"><text:span text:style-name="T1">&lt;table&gt;</text:span></text:span><text:span text:style-name="T1">. Il risultato è questo: </text:span></text:p>
          <text:p text:style-name="P6"/>
          <text:p text:style-name="P7"><text:span text:style-name="Source_20_Text"><text:span text:style-name="T1">&lt;table id="immagine"&gt;</text:span></text:span></text:p>
          <text:p text:style-name="P12">In questo modo l'istruzione di prima trova la tabella e la "mette" nella variabile "imm" così noi possiamo modificarla cambiandone lo sfondo.</text:p>
          <text:p text:style-name="P12">Avendo il riferimento alla tabella, nelle istruzioni "if" possiamo cambiarne lo sfondo con questa istruzione:</text:p>
          <text:p text:style-name="P6"/>
          <text:p text:style-name="P7"><text:soft-page-break/><text:span text:style-name="Source_20_Text"><text:span text:style-name="T1">imm.style.backgroundImage = "url( 'immagini/img1.jpg' )"</text:span></text:span></text:p>
        </text:list-header>
      </text:list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>
          <table:table-cell table:style-name="Tabella2.A1" office:value-type="string">
            <text:p text:style-name="Table_20_Contents">imm</text:p>
          </table:table-cell>
          <table:table-cell table:style-name="Tabella2.A1" office:value-type="string">
            <text:p text:style-name="Table_20_Contents">style</text:p>
          </table:table-cell>
          <table:table-cell table:style-name="Tabella2.A1" office:value-type="string">
            <text:p text:style-name="Table_20_Contents">background</text:p>
          </table:table-cell>
          <table:table-cell table:style-name="Tabella2.A1" office:value-type="string">
            <text:p text:style-name="Table_20_Contents">Image</text:p>
          </table:table-cell>
          <table:table-cell table:style-name="Tabella2.A1" office:value-type="string">
            <text:p text:style-name="Table_20_Contents">url</text:p>
          </table:table-cell>
        </table:table-row>
        <table:table-row>
          <table:table-cell table:style-name="Tabella2.A1" office:value-type="string">
            <text:p text:style-name="Table_20_Contents">elemento</text:p>
          </table:table-cell>
          <table:table-cell table:style-name="Tabella2.A1" office:value-type="string">
            <text:p text:style-name="Table_20_Contents">stile</text:p>
          </table:table-cell>
          <table:table-cell table:style-name="Tabella2.A1" office:value-type="string">
            <text:p text:style-name="Table_20_Contents">sfondo</text:p>
          </table:table-cell>
          <table:table-cell table:style-name="Tabella2.A1" office:value-type="string">
            <text:p text:style-name="Table_20_Contents">immagine</text:p>
          </table:table-cell>
          <table:table-cell table:style-name="Tabella2.A1" office:value-type="string">
            <text:p text:style-name="Table_20_Contents">percorso</text:p>
          </table:table-cell>
        </table:table-row>
      </table:table>
      <text:list xml:id="list183257913302180" text:continue-numbering="true" text:style-name="L2">
        <text:list-header>
          <text:p text:style-name="P12">Finalmente possiamo provare quello che abbiamo scritto fino ad ora.</text:p>
          <text:p text:style-name="P12">Prima di tutto nella funzione "inizializza" devi commentare temporaneamente la chiamata alla funzione "metti_piastrelle" perché non esiste ancora e il browser ci darebbe un errore. Per farla diventare un commento aggiunti i caratteri "//" a inizio riga.</text:p>
          <text:p text:style-name="P13"><text:span text:style-name="T1">Poi dobbiamo dire al browser di chiamare la funzione "inizializza" che è il punto di partenza di tutto, un po' come la bandiera verde in Scratch. La chiamiamo dal file HTML. Apri questo file e modifica l'elemento </text:span><text:span text:style-name="Source_20_Text"><text:span text:style-name="T1">&lt;body&gt;</text:span></text:span><text:span text:style-name="T1"> aggiungendo l'attributo "onload" in modo che diventi così:</text:span></text:p>
          <text:p text:style-name="P6"/>
          <text:p text:style-name="P7"><text:span text:style-name="Source_20_Text"><text:span text:style-name="T1">&lt;body onload="inizializza()"&gt;</text:span></text:span></text:p>
          <text:p text:style-name="P12">Se aggiorni il browser (F5) e tutto è andato al suo posto dovrebbe comparire la prima immagine.</text:p>
          <text:p text:style-name="P12">Che sudata!</text:p>
          <text:list text:continue-numbering="true">
            <text:list-header>
              <text:h text:style-name="P3" text:outline-level="2">Metti piastrelle</text:h>
            </text:list-header>
          </text:list>
          <text:p text:style-name="P12">Questa funzione mostra le piastrelle nascondendo l'immagine di sfondo.</text:p>
          <text:p text:style-name="P12">Per mostrare le piastrelle utilizziamo lo stesso metodo usato per l'immagine grossa: ogni piastrella è l'immagine di sfondo di una cella della tabella.</text:p>
          <text:p text:style-name="P13"><text:soft-page-break/><draw:frame draw:style-name="fr2" draw:name="Immagine5" text:anchor-type="as-char" svg:width="16.986cm" svg:height="13.335cm" draw:z-index="4"><draw:image xlink:href="../immagini/gioco.png" xlink:type="simple" xlink:show="embed" xlink:actuate="onLoad" draw:mime-type="image/png"/></draw:frame><text:s/></text:p>
          <text:p text:style-name="P12">Quindi, come già fatto per l'immagine grossa, chiediamo al browser di passarci tutte le celle di tabella che trova nel documento e per ciascuna di queste impostiamo lo sfondo con l'immagine della piastrella:</text:p>
          <text:p text:style-name="P6"/>
          <text:p text:style-name="P6"><text:span text:style-name="Source_20_Text"><text:span text:style-name="T1">function metti_piastrelle () {</text:span></text:span></text:p>
          <text:p text:style-name="P6"><text:span text:style-name="Source_20_Text"><text:s text:c="2"/></text:span><text:span text:style-name="Source_20_Text"><text:span text:style-name="T1">var celle = document.getElementsByTagName ( "td" );</text:span></text:span></text:p>
          <text:p text:style-name="P6"><text:span text:style-name="Source_20_Text"><text:s text:c="2"/></text:span><text:span text:style-name="Source_20_Text"><text:span text:style-name="T1">for ( var i = 0; i &lt; celle.length; i++ ) {</text:span></text:span></text:p>
          <text:p text:style-name="P6"><text:span text:style-name="Source_20_Text"><text:s text:c="4"/></text:span><text:span text:style-name="Source_20_Text"><text:span text:style-name="T1">celle [ i ].style.backgroundImage = "url( 'immagini/piastrella.png' )";</text:span></text:span></text:p>
          <text:p text:style-name="P6"><text:span text:style-name="Source_20_Text"><text:s text:c="2"/></text:span><text:span text:style-name="Source_20_Text"><text:span text:style-name="T1">}</text:span></text:span></text:p>
          <text:p text:style-name="P6"/>
          <text:p text:style-name="P6"><text:span text:style-name="Source_20_Text"><text:s text:c="2"/></text:span><text:span text:style-name="Source_20_Text"><text:span text:style-name="T1">piastrelle = 16;</text:span></text:span></text:p>
          <text:p text:style-name="P7"><text:span text:style-name="Source_20_Text"><text:span text:style-name="T1">}</text:span></text:span></text:p>
          <text:p text:style-name="P12">L'istruzione usata è leggermente diversa dalla precedente:</text:p>
          <text:p text:style-name="P6"/>
          <text:p text:style-name="P7"><text:span text:style-name="Source_20_Text"><text:span text:style-name="T1">var celle = document.getElementsByTagName ( "td" );</text:span></text:span></text:p>
          <text:p text:style-name="P12">Se leggi bene, il nome della funzione chiamata ti dà qualche indizio:</text:p>
        </text:list-header>
      </text:list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B"/>
        <table:table-column table:style-name="Tabella3.G"/>
        <table:table-row>
          <table:table-cell table:style-name="Tabella3.A1" office:value-type="string">
            <text:p text:style-name="Table_20_Contents">document</text:p>
          </table:table-cell>
          <table:table-cell table:style-name="Tabella3.A1" office:value-type="string">
            <text:p text:style-name="Table_20_Contents">get</text:p>
          </table:table-cell>
          <table:table-cell table:style-name="Tabella3.A1" office:value-type="string">
            <text:p text:style-name="Table_20_Contents">Elements</text:p>
          </table:table-cell>
          <table:table-cell table:style-name="Tabella3.A1" office:value-type="string">
            <text:p text:style-name="Table_20_Contents">By</text:p>
          </table:table-cell>
          <table:table-cell table:style-name="Tabella3.A1" office:value-type="string">
            <text:p text:style-name="Table_20_Contents">Tag</text:p>
          </table:table-cell>
          <table:table-cell table:style-name="Tabella3.A1" office:value-type="string">
            <text:p text:style-name="Table_20_Contents">Name</text:p>
          </table:table-cell>
          <table:table-cell table:style-name="Tabella3.A1" office:value-type="string">
            <text:p text:style-name="Table_20_Contents">"td"</text:p>
          </table:table-cell>
        </table:table-row>
        <table:table-row>
          <table:table-cell table:style-name="Tabella3.A1" office:value-type="string">
            <text:p text:style-name="Table_20_Contents">dal documento</text:p>
          </table:table-cell>
          <table:table-cell table:style-name="Tabella3.A1" office:value-type="string">
            <text:p text:style-name="Table_20_Contents">ricava</text:p>
          </table:table-cell>
          <table:table-cell table:style-name="Tabella3.A1" office:value-type="string">
            <text:p text:style-name="Table_20_Contents">gli elementi</text:p>
          </table:table-cell>
          <table:table-cell table:style-name="Tabella3.A1" office:value-type="string">
            <text:p text:style-name="Table_20_Contents">con</text:p>
          </table:table-cell>
          <table:table-cell table:style-name="Tabella3.A1" office:value-type="string">
            <text:p text:style-name="Table_20_Contents">tag</text:p>
          </table:table-cell>
          <table:table-cell table:style-name="Tabella3.A1" office:value-type="string">
            <text:p text:style-name="Table_20_Contents">nome</text:p>
          </table:table-cell>
          <table:table-cell table:style-name="Tabella3.A1" office:value-type="string">
            <text:p text:style-name="Table_20_Contents">"td"</text:p>
          </table:table-cell>
        </table:table-row>
      </table:table>
      <text:list xml:id="list183256970250296" text:continue-numbering="true" text:style-name="L2">
        <text:list-header>
          <text:p text:style-name="P12">L'istruzione "for" serve per eseguire un ciclo, un po' come l'istruzione "ripeti" in Scratch. Anche se non è proprio uguale proviamo a renderla così:</text:p>
          <text:p text:style-name="P13"><text:soft-page-break/><draw:frame draw:style-name="fr1" draw:name="Immagine6" text:anchor-type="as-char" svg:width="17.695cm" svg:height="4.214cm" draw:z-index="5"><draw:image xlink:href="../immagini/05_metti_piastrelle.png" xlink:type="simple" xlink:show="embed" xlink:actuate="onLoad" draw:mime-type="image/png"/></draw:frame><text:s/></text:p>
          <text:p text:style-name="P12">A questo punto, se togli il commento davanti a "metti_piastrelle" nella funzione "inizializza" e aggiorni la pagina nel browser dovresti vedere comparire anche le piastrelle.</text:p>
          <text:list text:continue-numbering="true">
            <text:list-header>
              <text:h text:style-name="P3" text:outline-level="2">Togli piastrella</text:h>
            </text:list-header>
          </text:list>
          <text:p text:style-name="P12">Questa funzione nasconde una piastrella quando si clicca con il mouse su di essa mostrando parte dell'immagine sottostante.</text:p>
          <text:p text:style-name="P12">Questa funzione è un po' diversa dalle precedenti perché non deve cercare la cella di tabella da modificare, ma quando il browser la chiama le passa già la cella su cui hai cliccato.</text:p>
          <text:p text:style-name="P6"/>
          <text:p text:style-name="P6"><text:span text:style-name="Source_20_Text"><text:span text:style-name="T1">function togli_piastrella ( elemento ) {</text:span></text:span></text:p>
          <text:p text:style-name="P6"><text:span text:style-name="Source_20_Text"><text:s text:c="2"/></text:span><text:span text:style-name="Source_20_Text"><text:span text:style-name="T1">/* controllo che la piastrella ci sia per non togliere 1 anche quando e' gia'</text:span></text:span></text:p>
          <text:p text:style-name="P6"><text:span text:style-name="Source_20_Text"><text:s text:c="2"/></text:span><text:span text:style-name="Source_20_Text"><text:span text:style-name="T1">stata rimossa */</text:span></text:span></text:p>
          <text:p text:style-name="P6"><text:span text:style-name="Source_20_Text"><text:s text:c="2"/></text:span><text:span text:style-name="Source_20_Text"><text:span text:style-name="T1">if ( elemento.style.backgroundImage != "" ) {</text:span></text:span></text:p>
          <text:p text:style-name="P6"><text:span text:style-name="Source_20_Text"><text:s text:c="4"/></text:span><text:span text:style-name="Source_20_Text"><text:span text:style-name="T1">elemento.style.backgroundImage = "";</text:span></text:span></text:p>
          <text:p text:style-name="P6"><text:span text:style-name="Source_20_Text"><text:s text:c="4"/></text:span><text:span text:style-name="Source_20_Text"><text:span text:style-name="T1">piastrelle = piastrelle - 1;</text:span></text:span></text:p>
          <text:p text:style-name="P6"><text:span text:style-name="Source_20_Text"><text:s text:c="2"/></text:span><text:span text:style-name="Source_20_Text"><text:span text:style-name="T1">}</text:span></text:span></text:p>
          <text:p text:style-name="P6"/>
          <text:p text:style-name="P6"><text:span text:style-name="Source_20_Text"><text:s text:c="2"/></text:span><text:span text:style-name="Source_20_Text"><text:span text:style-name="T1">if ( piastrelle == 0 ) {</text:span></text:span></text:p>
          <text:p text:style-name="P6"><text:span text:style-name="Source_20_Text"><text:s text:c="4"/></text:span><text:span text:style-name="Source_20_Text"><text:span text:style-name="T1">var successiva = document.getElementById ( "successiva" );</text:span></text:span></text:p>
          <text:p text:style-name="P6"><text:span text:style-name="Source_20_Text"><text:s text:c="4"/></text:span><text:span text:style-name="Source_20_Text"><text:span text:style-name="T1">successiva.removeAttribute ( "disabled" );</text:span></text:span></text:p>
          <text:p text:style-name="P6"><text:span text:style-name="Source_20_Text"><text:s text:c="2"/></text:span><text:span text:style-name="Source_20_Text"><text:span text:style-name="T1">}</text:span></text:span></text:p>
          <text:p text:style-name="P7"><text:span text:style-name="Source_20_Text"><text:span text:style-name="T1">}</text:span></text:span></text:p>
          <text:p text:style-name="P12">Quindi quando clicchi su una cella di tabella il browser chiama la funzione "togli_piastrella" e le passa nel parametro "elemento" la cella su cui hai cliccato. La funzione poi fa due cose semplici:</text:p>
          <text:list text:continue-numbering="true">
            <text:list-item>
              <text:p text:style-name="P14"><text:span text:style-name="T1">controlla se la cella ha un'immagine di sfondo (</text:span><text:span text:style-name="Source_20_Text"><text:span text:style-name="T1">style.backgroundImage</text:span></text:span><text:span text:style-name="T1">) e se ce l'ha la toglie. Così la piastrella scompare e dobbiamo ricordarci di sottrarre 1 dal numero di piastrelle visualizzate; </text:span></text:p>
            </text:list-item>
            <text:list-item>
              <text:p text:style-name="P12">controlla se non ci sono più piastrelle visualizzate: in questo caso attiva il pulsante "Successiva", che fino a ora è rimasto disabilitato. </text:p>
            </text:list-item>
          </text:list>
          <text:p text:style-name="P12">Questa potrebbe essere la rappresentazione (approssimativa) in Scratch:</text:p>
          <text:p text:style-name="P13"><text:soft-page-break/><draw:frame draw:style-name="fr1" draw:name="Immagine7" text:anchor-type="as-char" svg:width="17.274cm" svg:height="5.436cm" draw:z-index="6"><draw:image xlink:href="../immagini/03_togli_piastrella.png" xlink:type="simple" xlink:show="embed" xlink:actuate="onLoad" draw:mime-type="image/png"/></draw:frame><text:s/></text:p>
          <text:p text:style-name="P12">Guarda come facciamo ad attivare il pulsante "Successiva": dovresti riconoscere un'istruzione che hai già visto.</text:p>
          <text:p text:style-name="P13"><text:span text:style-name="T1">Difatti utilizziamo l'istruzione </text:span><text:span text:style-name="Source_20_Text"><text:span text:style-name="T1">getElementById</text:span></text:span><text:span text:style-name="T1"> per cercare un elemento con attributo "id" uguale a "successiva" come abbiamo già fatto in precedenza per cercare la tabella.</text:span></text:p>
          <text:p text:style-name="P12">Poi il pulsante viene attivato rimuovento il suo attributo "disabled". Leggi bene l'istruzione:</text:p>
        </text:list-header>
      </text:list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>
          <table:table-cell table:style-name="Tabella4.A1" office:value-type="string">
            <text:p text:style-name="Table_20_Contents">successiva</text:p>
          </table:table-cell>
          <table:table-cell table:style-name="Tabella4.A1" office:value-type="string">
            <text:p text:style-name="Table_20_Contents">remove</text:p>
          </table:table-cell>
          <table:table-cell table:style-name="Tabella4.A1" office:value-type="string">
            <text:p text:style-name="Table_20_Contents">Attribute</text:p>
          </table:table-cell>
          <table:table-cell table:style-name="Tabella4.A1" office:value-type="string">
            <text:p text:style-name="Table_20_Contents">"disabled"</text:p>
          </table:table-cell>
        </table:table-row>
        <table:table-row>
          <table:table-cell table:style-name="Tabella4.A1" office:value-type="string">
            <text:p text:style-name="Table_20_Contents">da successiva</text:p>
          </table:table-cell>
          <table:table-cell table:style-name="Tabella4.A1" office:value-type="string">
            <text:p text:style-name="Table_20_Contents">rimuovi</text:p>
          </table:table-cell>
          <table:table-cell table:style-name="Tabella4.A1" office:value-type="string">
            <text:p text:style-name="Table_20_Contents">l'attributo</text:p>
          </table:table-cell>
          <table:table-cell table:style-name="Tabella4.A1" office:value-type="string">
            <text:p text:style-name="Table_20_Contents">"disabled"</text:p>
          </table:table-cell>
        </table:table-row>
      </table:table>
      <text:list xml:id="list183257878292943" text:continue-numbering="true" text:style-name="L2">
        <text:list-header>
          <text:p text:style-name="P12">Ci manca un pezzo, però: come fa il browser a sapere che deve chiamare la funzione "togli_piastrella" quando clicchi su una cella di tabella?</text:p>
          <text:p text:style-name="P12">Un modo è quello di aggiungere a ogni cella l'attributo "onclick" (che vuol dire "quando si clicca") con all'interno la chiamata alla nostra funzione.</text:p>
          <text:p text:style-name="P12">Nel file HTML una cella di tabella diventerà così:</text:p>
          <text:p text:style-name="P6"/>
          <text:p text:style-name="P7"><text:span text:style-name="Source_20_Text"><text:span text:style-name="T1">&lt;td onclick="togli_piastrella( this )"&gt;&lt;/td&gt;</text:span></text:span></text:p>
          <text:p text:style-name="P13"><text:span text:style-name="T1">Questa modifica deve essere eseguita su tutti gli elementi </text:span><text:span text:style-name="Source_20_Text"><text:span text:style-name="T1">&lt;td&gt;</text:span></text:span><text:span text:style-name="T1">.</text:span></text:p>
          <text:p text:style-name="P12">Se hai finito, aggiorna il browser con F5 e prova a cliccare sulle piastrelle per vedere se scompaiono.</text:p>
          <text:p text:style-name="P12">Falle scomparire tutte e controlla se il pulsante "Successiva" si attiva.</text:p>
          <text:list text:continue-numbering="true">
            <text:list-header>
              <text:h text:style-name="P3" text:outline-level="2">Successiva</text:h>
            </text:list-header>
          </text:list>
          <text:p text:style-name="P12">Come dice il nome questa funzione contiene le istruzioni che verranno eseguite quando si clicca sul pulsante "Successiva".</text:p>
          <text:p text:style-name="P12">Prova a immaginare cosa dovrà fare questa funzione.</text:p>
          <text:p text:style-name="P13"><text:span text:style-name="T1">Ricordati che il numero dell'immagine che stiamo visualizzando è memorizzato nella variabile </text:span><text:span text:style-name="Source_20_Text"><text:span text:style-name="T1">numero_immagine</text:span></text:span><text:span text:style-name="T1"> e che abbiamo al massimo 3 immagini.</text:span></text:p>
          <text:p text:style-name="P12">Guarda se ti sei ricordato tutto:</text:p>
          <text:p text:style-name="P6"/>
          <text:p text:style-name="P6"><text:span text:style-name="Source_20_Text"><text:span text:style-name="T1">function successiva () {</text:span></text:span></text:p>
          <text:p text:style-name="P6"><text:span text:style-name="Source_20_Text"><text:s text:c="8"/></text:span><text:span text:style-name="Source_20_Text"><text:span text:style-name="T1">numero_immagine = numero_immagine + 1;</text:span></text:span></text:p>
          <text:p text:style-name="P6"/>
          <text:p text:style-name="P6"><text:soft-page-break/><text:span text:style-name="Source_20_Text"><text:s text:c="8"/></text:span><text:span text:style-name="Source_20_Text"><text:span text:style-name="T1">if ( numero_immagine &gt;= 3 ) numero_immagine = 0;</text:span></text:span></text:p>
          <text:p text:style-name="P6"/>
          <text:p text:style-name="P6"><text:span text:style-name="Source_20_Text"><text:s text:c="8"/></text:span><text:span text:style-name="Source_20_Text"><text:span text:style-name="T1">imposta_immagine ( numero_immagine );</text:span></text:span></text:p>
          <text:p text:style-name="P6"><text:span text:style-name="Source_20_Text"><text:s text:c="8"/></text:span><text:span text:style-name="Source_20_Text"><text:span text:style-name="T1">metti_piastrelle ();</text:span></text:span></text:p>
          <text:p text:style-name="P6"/>
          <text:p text:style-name="P6"><text:span text:style-name="Source_20_Text"><text:s text:c="8"/></text:span><text:span text:style-name="Source_20_Text"><text:span text:style-name="T1">var successiva = document.getElementById ( "successiva" );</text:span></text:span></text:p>
          <text:p text:style-name="P6"><text:span text:style-name="Source_20_Text"><text:s text:c="8"/></text:span><text:span text:style-name="Source_20_Text"><text:span text:style-name="T1">successiva.setAttribute ( "disabled", "disabled" );</text:span></text:span></text:p>
          <text:p text:style-name="P7"><text:span text:style-name="Source_20_Text"><text:span text:style-name="T1">}</text:span></text:span></text:p>
          <text:list text:continue-numbering="true">
            <text:list-item>
              <text:p text:style-name="P11">aggiunge 1 al numero dell'immagine perché dobbiamo passare alla successiva (e dobbiamo segnarcelo); </text:p>
            </text:list-item>
            <text:list-item>
              <text:p text:style-name="P11">controlla se non siamo oltre la terza immagine, altrimenti si riparte dalla prima, che è il numero 0 (attenzione!); </text:p>
            </text:list-item>
            <text:list-item>
              <text:p text:style-name="P11">chiama la funzione "imposta_immagine" per visualizzare la nuova immagine; </text:p>
            </text:list-item>
            <text:list-item>
              <text:p text:style-name="P11">chiama la funzione "metti_piastrelle" per visualizzare nuovamente tutte le piastrelle; </text:p>
            </text:list-item>
            <text:list-item>
              <text:p text:style-name="P12">disabilita il pulsante "Successiva". Se per attivare il pulsante abbiamo tolto l'attributo "disabled" adesso lo rimettiamo per disabilitarlo nuovamente. </text:p>
            </text:list-item>
          </text:list>
          <text:p text:style-name="P12">Ecco la solita rappresentazione in Scratch:</text:p>
          <text:p text:style-name="P13"><draw:frame draw:style-name="fr1" draw:name="Immagine8" text:anchor-type="as-char" svg:width="17.41cm" svg:height="6.429cm" draw:z-index="7"><draw:image xlink:href="../immagini/06_successiva.png" xlink:type="simple" xlink:show="embed" xlink:actuate="onLoad" draw:mime-type="image/png"/></draw:frame><text:s/></text:p>
          <text:p text:style-name="P12">Dimenticato niente?</text:p>
          <text:p text:style-name="P12">Come fa il browser a sapere che deve chiamare la funzione "successiva" quando clicchi sul pulsante? Ora dovresti conoscere il trucco.</text:p>
          <text:p text:style-name="P12">Facciamo come abbiamo fatto per le celle di tabella: aggiungiamo al pulsante l'attributo "onclick" con all'interno la chiamata alla nostra funzione:</text:p>
          <text:p text:style-name="P6"/>
          <text:p text:style-name="P7"><text:span text:style-name="Source_20_Text"><text:span text:style-name="T1">&lt;button id="successiva" class="btn btn-primary" onclick="successiva()" disabled&gt;Successiva&lt;/button&gt;</text:span></text:span></text:p>
          <text:list text:continue-numbering="true">
            <text:list-header>
              <text:h text:style-name="P3" text:outline-level="2">FINE!</text:h>
            </text:list-header>
          </text:list>
          <text:p text:style-name="P12">Il tuo gioco è finito.</text:p>
          <text:p text:style-name="P12">Cosa puoi fare ora?</text:p>
          <text:list>
            <text:list-item>
              <text:list>
                <text:list-item>
                  <text:list>
                    <text:list-header>
                      <text:h text:style-name="P5" text:outline-level="4">Aggiungere altre immagini</text:h>
                    </text:list-header>
                  </text:list>
                </text:list-item>
              </text:list>
            </text:list-item>
          </text:list>
          <text:p text:style-name="P12">Fai attenzione che devono essere tutte della stessa dimensione e che nella <text:soft-page-break/>funzione "successiva" c'è il controllo sul numero massimo di immagini che deve essere modificato.</text:p>
          <text:list>
            <text:list-item>
              <text:list>
                <text:list-item>
                  <text:list>
                    <text:list-header>
                      <text:h text:style-name="P5" text:outline-level="4">Decorare il titolo o altre parti</text:h>
                    </text:list-header>
                  </text:list>
                </text:list-item>
              </text:list>
            </text:list-item>
          </text:list>
          <text:p text:style-name="P12">Esercitati a usare i CSS per rendere più bello il tuo gioco.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ar r-main-font" svg:font-family="'var r-main-font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font-name-asian="Noto Serif CJK SC" style:font-size-asian="12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1" style:font-family-complex="'Lohit Devanagari'" style:font-family-generic-complex="system" style:font-pitch-complex="variable" style:font-size-complex="7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cronym" style:family="text"/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l" style:family="text"/>
    <style:style style:name="Definition" style:family="text"/>
    <style:style style:name="Emphasis" style:family="text">
      <style:text-properties fo:font-style="italic" style:font-style-asian="italic" style:font-style-complex="italic"/>
    </style:style>
    <style:style style:name="in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q" style:family="text"/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fo:border="none" fo:padding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Scopri l'immagine - Tutorial</dc:title>
    <dc:date>2025-09-28T18:32:55.063138780</dc:date>
    <meta:editing-duration>PT2M7S</meta:editing-duration>
    <meta:editing-cycles>1</meta:editing-cycles>
    <meta:document-statistic meta:table-count="4" meta:image-count="8" meta:object-count="0" meta:page-count="13" meta:paragraph-count="316" meta:word-count="2740" meta:character-count="16987" meta:non-whitespace-character-count="14317"/>
    <meta:generator>LibreOffice/7.3.7.2$Linux_X86_64 LibreOffice_project/30$Build-2</meta:generator>
    <meta:user-defined meta:name=""/>
    <meta:user-defined meta:name="viewport">width=device-width, initial-scale=1.0, maximum-scale=1.0, user-scalable=no</meta:user-defined>
  </office:meta>
</office:document-meta>
</file>